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496cm" fo:margin-left="0.503cm" table:align="left" style:writing-mode="lr-tb"/>
    </style:style>
    <style:style style:name="Tableau1.A" style:family="table-column">
      <style:table-column-properties style:column-width="19.496cm"/>
    </style:style>
    <style:style style:name="Tableau1.A1" style:family="table-cell">
      <style:table-cell-properties style:vertical-align="top" fo:background-color="#fff2cc" fo:padding="0.176cm" fo:border="0.018cm solid #666666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background-color="#efefef"/>
    </style:style>
    <style:style style:name="P3" style:family="paragraph" style:parent-style-name="Standard">
      <style:paragraph-properties fo:line-height="100%" fo:break-before="auto" fo:break-after="auto" style:writing-mode="lr-tb"/>
      <style:text-properties fo:font-size="18pt" style:font-size-asian="18pt" style:font-size-complex="18pt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Verdana" fo:font-size="10pt" fo:font-weight="bold" fo:background-color="#ffffff" style:font-name-asian="Verdana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paragraph-properties fo:margin-left="-0.185cm" fo:margin-right="0cm" fo:line-height="100%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-0.185cm" fo:margin-right="0cm" fo:line-height="100%" fo:text-indent="0cm" style:auto-text-indent="false" fo:break-before="auto" fo:break-after="auto" style:writing-mode="lr-tb"/>
      <style:text-properties style:text-line-through-style="solid"/>
    </style:style>
    <style:style style:name="P8" style:family="paragraph" style:parent-style-name="Standard">
      <style:paragraph-properties fo:margin-left="-0.185cm" fo:margin-right="0cm" fo:line-height="100%" fo:text-indent="0cm" style:auto-text-indent="false" fo:break-before="auto" fo:break-after="auto" style:writing-mode="lr-tb"/>
      <style:text-properties fo:font-size="24pt" style:font-size-asian="24pt" style:font-size-complex="24pt"/>
    </style:style>
    <style:style style:name="P9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10" style:family="paragraph" style:parent-style-name="Standard">
      <style:paragraph-properties fo:margin-left="0.741cm" fo:margin-right="0cm" fo:line-height="100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line-height="100%" fo:break-before="page" style:writing-mode="lr-tb"/>
      <style:text-properties fo:font-size="18pt" style:font-size-asian="18pt" style:font-size-complex="18pt"/>
    </style:style>
    <style:style style:name="P12" style:family="paragraph" style:parent-style-name="Standard">
      <style:paragraph-properties fo:margin-left="0.503cm" fo:margin-right="0cm" fo:line-height="100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.503cm" fo:margin-right="0cm" fo:line-height="100%" fo:text-indent="0cm" style:auto-text-indent="false" fo:break-before="auto" fo:break-after="auto" style:writing-mode="lr-tb"/>
      <style:text-properties fo:font-size="9pt" style:font-size-asian="9pt" style:font-size-complex="9pt"/>
    </style:style>
    <style:style style:name="P14" style:family="paragraph" style:parent-style-name="Standard">
      <style:paragraph-properties fo:margin-left="0.503cm" fo:margin-right="0cm" fo:line-height="100%" fo:text-indent="0cm" style:auto-text-indent="false" fo:break-before="auto" fo:break-after="auto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margin-left="0.503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.503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1.984cm" fo:margin-right="0cm" fo:line-height="100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1.984cm" fo:margin-right="0cm" fo:line-height="100%" fo:text-indent="0cm" style:auto-text-indent="false" fo:break-before="auto" fo:break-after="auto" style:writing-mode="lr-tb"/>
      <style:text-properties fo:background-color="#fff2cc"/>
    </style:style>
    <style:style style:name="P20" style:family="paragraph" style:parent-style-name="Standard">
      <style:paragraph-properties fo:margin-left="1.005cm" fo:margin-right="0cm" fo:line-height="100%" fo:text-indent="0cm" style:auto-text-indent="false" fo:break-before="auto" fo:break-after="auto" style:writing-mode="lr-tb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23" style:family="paragraph" style:parent-style-name="Standard">
      <style:paragraph-properties fo:line-height="100%" fo:break-before="auto" fo:break-after="auto" style:writing-mode="lr-tb"/>
    </style:style>
    <style:style style:name="P24" style:family="paragraph" style:parent-style-name="Standard" style:list-style-name="LS1">
      <style:paragraph-properties fo:margin-top="0cm" fo:margin-bottom="0cm" fo:line-height="100%" fo:break-before="auto" fo:break-after="auto" style:writing-mode="lr-tb"/>
    </style:style>
    <style:style style:name="P25" style:family="paragraph" style:parent-style-name="Standard" style:list-style-name="LS2">
      <style:paragraph-properties fo:margin-left="0cm" fo:margin-right="0cm" fo:margin-top="0cm" fo:margin-bottom="0cm" fo:line-height="100%" fo:text-indent="0cm" style:auto-text-indent="false" fo:break-before="auto" fo:break-after="auto" style:writing-mode="lr-tb"/>
    </style:style>
    <style:style style:name="P26" style:family="paragraph" style:parent-style-name="Standard">
      <style:paragraph-properties fo:line-height="100%" fo:break-before="page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background-color="#cfe2f3"/>
    </style:style>
    <style:style style:name="T6" style:family="text">
      <style:text-properties fo:background-color="#fff2cc"/>
    </style:style>
    <style:style style:name="T7" style:family="text">
      <style:text-properties fo:background-color="#c9daf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Verdana" fo:font-size="10pt" fo:font-weight="bold" fo:background-color="#ffffff" style:font-name-asian="Verdana" style:font-size-asian="10pt" style:font-weight-asian="bold" style:font-name-complex="Verdana" style:font-size-complex="10pt" style:font-weight-complex="bold"/>
    </style:style>
    <style:style style:name="T10" style:family="text">
      <style:text-properties fo:color="#009999" style:font-name="Verdana" fo:font-size="10pt" style:text-underline-style="solid" style:text-underline-width="auto" style:text-underline-color="font-color" fo:font-weight="bold" fo:background-color="#ffffff" style:font-name-asian="Verdana" style:font-size-asian="10pt" style:font-weight-asian="bold" style:font-name-complex="Verdana" style:font-size-complex="10pt" style:font-weight-complex="bold"/>
    </style:style>
    <style:style style:name="T11" style:family="text">
      <style:text-properties fo:font-size="9pt" fo:background-color="#c9daf8" style:font-size-asian="9pt" style:font-size-complex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Haxetelier</text:span><text:span text:style-name="T1"> </text:span><text:span text:style-name="T1">Cordova</text:span><text:span text:style-name="T1"> : </text:span><text:span text:style-name="T1">Installations</text:span></text:p>
      <text:p text:style-name="P1"/>
      <text:p text:style-name="P22">NodeJs</text:p>
      <text:p text:style-name="P2"/>
      <text:p text:style-name="P1">aller sur <text:a xlink:type="simple" xlink:href="http://nodejs.org/"><text:span text:style-name="T3">http</text:span></text:a><text:a xlink:type="simple" xlink:href="http://nodejs.org/"><text:span text:style-name="T3">://</text:span></text:a><text:a xlink:type="simple" xlink:href="http://nodejs.org/"><text:span text:style-name="T3">nodejs</text:span></text:a><text:a xlink:type="simple" xlink:href="http://nodejs.org/"><text:span text:style-name="T3">.</text:span></text:a><text:a xlink:type="simple" xlink:href="http://nodejs.org/"><text:span text:style-name="T3">org</text:span></text:a><text:a xlink:type="simple" xlink:href="http://nodejs.org/"><text:span text:style-name="T3">/</text:span></text:a> &gt; install &gt; “enreg sous”</text:p>
      <text:p text:style-name="P1"/>
      <text:p text:style-name="P1">lancer le “node-v?.??.?-x86.msi” téléchargé </text:p>
      <text:p text:style-name="P1">installer Nodejs <text:span text:style-name="T5">(</text:span><text:span text:style-name="T5">sous</text:span><text:span text:style-name="T5"> </text:span><text:span text:style-name="T5">windows</text:span><text:span text:style-name="T5">)</text:span> dans le dossier “Program Files/nodejs/” par ex.)</text:p>
      <text:p text:style-name="P3"/>
      <text:p text:style-name="P3"/>
      <text:p text:style-name="P4"><text:span text:style-name="T2">Cordova</text:span><text:span text:style-name="T2"> :<text:tab/></text:span></text:p>
      <text:p text:style-name="P4"/>
      <text:p text:style-name="P4"><text:span text:style-name="T5">(</text:span><text:span text:style-name="T5">sous</text:span><text:span text:style-name="T5"> </text:span><text:span text:style-name="T5">windows</text:span><text:span text:style-name="T5">)</text:span> lancer “menu démarrer&gt;Programmes&gt;Node.js command prompt”.</text:p>
      <text:p text:style-name="P4">Sous l’interpréteur de commande (shell linux, terminal mac, cmd windows) :</text:p>
      <text:p text:style-name="P6"/>
      <text:p text:style-name="P4"><text:tab/><text:span text:style-name="T6">npm</text:span><text:span text:style-name="T6"> </text:span><text:span text:style-name="T6">install</text:span><text:span text:style-name="T6"> -</text:span><text:span text:style-name="T6">g</text:span><text:span text:style-name="T6"> </text:span><text:span text:style-name="T6">cordova</text:span></text:p>
      <text:p text:style-name="P4"/>
      <text:p text:style-name="P4"><text:tab/><text:span text:style-name="T7">(</text:span><text:span text:style-name="T7">Info</text:span><text:span text:style-name="T7"> </text:span><text:span text:style-name="T7">windows</text:span><text:span text:style-name="T7">)</text:span> cordova sera installé dans</text:p>
      <text:p text:style-name="P9"><text:s text:c="3"/>“Documents and Settings/&lt;utilisateur&gt;/Application Data/npm/node_modules/cordova/”</text:p>
      <text:p text:style-name="P4"/>
      <text:p text:style-name="P3"/>
      <text:p text:style-name="P4"><text:span text:style-name="T2">Java</text:span><text:span text:style-name="T2"> :</text:span></text:p>
      <text:p text:style-name="P3"/>
      <text:p text:style-name="P4">aller sur <text:a xlink:type="simple" xlink:href="http://www.oracle.com/technetwork/java/javase/downloads/index.html"><text:span text:style-name="T3">http</text:span></text:a><text:a xlink:type="simple" xlink:href="http://www.oracle.com/technetwork/java/javase/downloads/index.html"><text:span text:style-name="T3">://</text:span></text:a><text:a xlink:type="simple" xlink:href="http://www.oracle.com/technetwork/java/javase/downloads/index.html"><text:span text:style-name="T3">www</text:span></text:a><text:a xlink:type="simple" xlink:href="http://www.oracle.com/technetwork/java/javase/downloads/index.html"><text:span text:style-name="T3">.</text:span></text:a><text:a xlink:type="simple" xlink:href="http://www.oracle.com/technetwork/java/javase/downloads/index.html"><text:span text:style-name="T3">oracle</text:span></text:a><text:a xlink:type="simple" xlink:href="http://www.oracle.com/technetwork/java/javase/downloads/index.html"><text:span text:style-name="T3">.</text:span></text:a><text:a xlink:type="simple" xlink:href="http://www.oracle.com/technetwork/java/javase/downloads/index.html"><text:span text:style-name="T3">com</text:span></text:a><text:a xlink:type="simple" xlink:href="http://www.oracle.com/technetwork/java/javase/downloads/index.html"><text:span text:style-name="T3">/</text:span></text:a><text:a xlink:type="simple" xlink:href="http://www.oracle.com/technetwork/java/javase/downloads/index.html"><text:span text:style-name="T3">technetwork</text:span></text:a><text:a xlink:type="simple" xlink:href="http://www.oracle.com/technetwork/java/javase/downloads/index.html"><text:span text:style-name="T3">/</text:span></text:a><text:a xlink:type="simple" xlink:href="http://www.oracle.com/technetwork/java/javase/downloads/index.html"><text:span text:style-name="T3">java</text:span></text:a><text:a xlink:type="simple" xlink:href="http://www.oracle.com/technetwork/java/javase/downloads/index.html"><text:span text:style-name="T3">/</text:span></text:a><text:a xlink:type="simple" xlink:href="http://www.oracle.com/technetwork/java/javase/downloads/index.html"><text:span text:style-name="T3">javase</text:span></text:a><text:a xlink:type="simple" xlink:href="http://www.oracle.com/technetwork/java/javase/downloads/index.html"><text:span text:style-name="T3">/</text:span></text:a><text:a xlink:type="simple" xlink:href="http://www.oracle.com/technetwork/java/javase/downloads/index.html"><text:span text:style-name="T3">downloads</text:span></text:a><text:a xlink:type="simple" xlink:href="http://www.oracle.com/technetwork/java/javase/downloads/index.html"><text:span text:style-name="T3">/</text:span></text:a><text:a xlink:type="simple" xlink:href="http://www.oracle.com/technetwork/java/javase/downloads/index.html"><text:span text:style-name="T3">index</text:span></text:a><text:a xlink:type="simple" xlink:href="http://www.oracle.com/technetwork/java/javase/downloads/index.html"><text:span text:style-name="T3">.</text:span></text:a><text:a xlink:type="simple" xlink:href="http://www.oracle.com/technetwork/java/javase/downloads/index.html"><text:span text:style-name="T3">html</text:span></text:a> </text:p>
      <text:p text:style-name="P4"/>
      <text:p text:style-name="P4">Détail <text:s/>:</text:p>
      <text:p text:style-name="P10">ex v8:</text:p>
      <text:p text:style-name="P10"><text:s text:c="3"/><text:a xlink:type="simple" xlink:href="http://www.oracle.com/technetwork/java/javase/downloads/jdk8-downloads-2133151.html"><text:span text:style-name="T3">http</text:span></text:a><text:a xlink:type="simple" xlink:href="http://www.oracle.com/technetwork/java/javase/downloads/jdk8-downloads-2133151.html"><text:span text:style-name="T3">://</text:span></text:a><text:a xlink:type="simple" xlink:href="http://www.oracle.com/technetwork/java/javase/downloads/jdk8-downloads-2133151.html"><text:span text:style-name="T3">www</text:span></text:a><text:a xlink:type="simple" xlink:href="http://www.oracle.com/technetwork/java/javase/downloads/jdk8-downloads-2133151.html"><text:span text:style-name="T3">.</text:span></text:a><text:a xlink:type="simple" xlink:href="http://www.oracle.com/technetwork/java/javase/downloads/jdk8-downloads-2133151.html"><text:span text:style-name="T3">oracle</text:span></text:a><text:a xlink:type="simple" xlink:href="http://www.oracle.com/technetwork/java/javase/downloads/jdk8-downloads-2133151.html"><text:span text:style-name="T3">.</text:span></text:a><text:a xlink:type="simple" xlink:href="http://www.oracle.com/technetwork/java/javase/downloads/jdk8-downloads-2133151.html"><text:span text:style-name="T3">com</text:span></text:a><text:a xlink:type="simple" xlink:href="http://www.oracle.com/technetwork/java/javase/downloads/jdk8-downloads-2133151.html"><text:span text:style-name="T3">/</text:span></text:a><text:a xlink:type="simple" xlink:href="http://www.oracle.com/technetwork/java/javase/downloads/jdk8-downloads-2133151.html"><text:span text:style-name="T3">technetwork</text:span></text:a><text:a xlink:type="simple" xlink:href="http://www.oracle.com/technetwork/java/javase/downloads/jdk8-downloads-2133151.html"><text:span text:style-name="T3">/</text:span></text:a><text:a xlink:type="simple" xlink:href="http://www.oracle.com/technetwork/java/javase/downloads/jdk8-downloads-2133151.html"><text:span text:style-name="T3">java</text:span></text:a><text:a xlink:type="simple" xlink:href="http://www.oracle.com/technetwork/java/javase/downloads/jdk8-downloads-2133151.html"><text:span text:style-name="T3">/</text:span></text:a><text:a xlink:type="simple" xlink:href="http://www.oracle.com/technetwork/java/javase/downloads/jdk8-downloads-2133151.html"><text:span text:style-name="T3">javase</text:span></text:a><text:a xlink:type="simple" xlink:href="http://www.oracle.com/technetwork/java/javase/downloads/jdk8-downloads-2133151.html"><text:span text:style-name="T3">/</text:span></text:a><text:a xlink:type="simple" xlink:href="http://www.oracle.com/technetwork/java/javase/downloads/jdk8-downloads-2133151.html"><text:span text:style-name="T3">downloads</text:span></text:a><text:a xlink:type="simple" xlink:href="http://www.oracle.com/technetwork/java/javase/downloads/jdk8-downloads-2133151.html"><text:span text:style-name="T3">/</text:span></text:a><text:a xlink:type="simple" xlink:href="http://www.oracle.com/technetwork/java/javase/downloads/jdk8-downloads-2133151.html"><text:span text:style-name="T3">jdk</text:span></text:a><text:a xlink:type="simple" xlink:href="http://www.oracle.com/technetwork/java/javase/downloads/jdk8-downloads-2133151.html"><text:span text:style-name="T3">8-</text:span></text:a><text:a xlink:type="simple" xlink:href="http://www.oracle.com/technetwork/java/javase/downloads/jdk8-downloads-2133151.html"><text:span text:style-name="T3">downloads</text:span></text:a><text:a xlink:type="simple" xlink:href="http://www.oracle.com/technetwork/java/javase/downloads/jdk8-downloads-2133151.html"><text:span text:style-name="T3">-2133151.</text:span></text:a><text:a xlink:type="simple" xlink:href="http://www.oracle.com/technetwork/java/javase/downloads/jdk8-downloads-2133151.html"><text:span text:style-name="T3">html</text:span></text:a></text:p>
      <text:p text:style-name="P10">Si bogue car pc un peu vieux =&gt; anciennes versions : </text:p>
      <text:p text:style-name="P10"><text:s text:c="3"/><text:a xlink:type="simple" xlink:href="http://www.oracle.com/technetwork/java/javase/archive-139210.html"><text:span text:style-name="T3">http</text:span></text:a><text:a xlink:type="simple" xlink:href="http://www.oracle.com/technetwork/java/javase/archive-139210.html"><text:span text:style-name="T3">://</text:span></text:a><text:a xlink:type="simple" xlink:href="http://www.oracle.com/technetwork/java/javase/archive-139210.html"><text:span text:style-name="T3">www</text:span></text:a><text:a xlink:type="simple" xlink:href="http://www.oracle.com/technetwork/java/javase/archive-139210.html"><text:span text:style-name="T3">.</text:span></text:a><text:a xlink:type="simple" xlink:href="http://www.oracle.com/technetwork/java/javase/archive-139210.html"><text:span text:style-name="T3">oracle</text:span></text:a><text:a xlink:type="simple" xlink:href="http://www.oracle.com/technetwork/java/javase/archive-139210.html"><text:span text:style-name="T3">.</text:span></text:a><text:a xlink:type="simple" xlink:href="http://www.oracle.com/technetwork/java/javase/archive-139210.html"><text:span text:style-name="T3">com</text:span></text:a><text:a xlink:type="simple" xlink:href="http://www.oracle.com/technetwork/java/javase/archive-139210.html"><text:span text:style-name="T3">/</text:span></text:a><text:a xlink:type="simple" xlink:href="http://www.oracle.com/technetwork/java/javase/archive-139210.html"><text:span text:style-name="T3">technetwork</text:span></text:a><text:a xlink:type="simple" xlink:href="http://www.oracle.com/technetwork/java/javase/archive-139210.html"><text:span text:style-name="T3">/</text:span></text:a><text:a xlink:type="simple" xlink:href="http://www.oracle.com/technetwork/java/javase/archive-139210.html"><text:span text:style-name="T3">java</text:span></text:a><text:a xlink:type="simple" xlink:href="http://www.oracle.com/technetwork/java/javase/archive-139210.html"><text:span text:style-name="T3">/</text:span></text:a><text:a xlink:type="simple" xlink:href="http://www.oracle.com/technetwork/java/javase/archive-139210.html"><text:span text:style-name="T3">javase</text:span></text:a><text:a xlink:type="simple" xlink:href="http://www.oracle.com/technetwork/java/javase/archive-139210.html"><text:span text:style-name="T3">/</text:span></text:a><text:a xlink:type="simple" xlink:href="http://www.oracle.com/technetwork/java/javase/archive-139210.html"><text:span text:style-name="T3">archive</text:span></text:a><text:a xlink:type="simple" xlink:href="http://www.oracle.com/technetwork/java/javase/archive-139210.html"><text:span text:style-name="T3">-139210.</text:span></text:a><text:a xlink:type="simple" xlink:href="http://www.oracle.com/technetwork/java/javase/archive-139210.html"><text:span text:style-name="T3">html</text:span></text:a></text:p>
      <text:p text:style-name="P10"><text:s text:c="3"/>ex v6 qui est OK pour mon PC sous xp :</text:p>
      <text:p text:style-name="P10"><text:s text:c="6"/><text:a xlink:type="simple" xlink:href="http://www.oracle.com/technetwork/java/javase/downloads/java-archive-downloads-javase6-419409.html"><text:span text:style-name="T3">http</text:span></text:a><text:a xlink:type="simple" xlink:href="http://www.oracle.com/technetwork/java/javase/downloads/java-archive-downloads-javase6-419409.html"><text:span text:style-name="T3">://</text:span></text:a><text:a xlink:type="simple" xlink:href="http://www.oracle.com/technetwork/java/javase/downloads/java-archive-downloads-javase6-419409.html"><text:span text:style-name="T3">www</text:span></text:a><text:a xlink:type="simple" xlink:href="http://www.oracle.com/technetwork/java/javase/downloads/java-archive-downloads-javase6-419409.html"><text:span text:style-name="T3">.</text:span></text:a><text:a xlink:type="simple" xlink:href="http://www.oracle.com/technetwork/java/javase/downloads/java-archive-downloads-javase6-419409.html"><text:span text:style-name="T3">oracle</text:span></text:a><text:a xlink:type="simple" xlink:href="http://www.oracle.com/technetwork/java/javase/downloads/java-archive-downloads-javase6-419409.html"><text:span text:style-name="T3">.</text:span></text:a><text:a xlink:type="simple" xlink:href="http://www.oracle.com/technetwork/java/javase/downloads/java-archive-downloads-javase6-419409.html"><text:span text:style-name="T3">com</text:span></text:a><text:a xlink:type="simple" xlink:href="http://www.oracle.com/technetwork/java/javase/downloads/java-archive-downloads-javase6-419409.html"><text:span text:style-name="T3">/</text:span></text:a><text:a xlink:type="simple" xlink:href="http://www.oracle.com/technetwork/java/javase/downloads/java-archive-downloads-javase6-419409.html"><text:span text:style-name="T3">technetwork</text:span></text:a><text:a xlink:type="simple" xlink:href="http://www.oracle.com/technetwork/java/javase/downloads/java-archive-downloads-javase6-419409.html"><text:span text:style-name="T3">/</text:span></text:a><text:a xlink:type="simple" xlink:href="http://www.oracle.com/technetwork/java/javase/downloads/java-archive-downloads-javase6-419409.html"><text:span text:style-name="T3">java</text:span></text:a><text:a xlink:type="simple" xlink:href="http://www.oracle.com/technetwork/java/javase/downloads/java-archive-downloads-javase6-419409.html"><text:span text:style-name="T3">/</text:span></text:a><text:a xlink:type="simple" xlink:href="http://www.oracle.com/technetwork/java/javase/downloads/java-archive-downloads-javase6-419409.html"><text:span text:style-name="T3">javase</text:span></text:a><text:a xlink:type="simple" xlink:href="http://www.oracle.com/technetwork/java/javase/downloads/java-archive-downloads-javase6-419409.html"><text:span text:style-name="T3">/</text:span></text:a><text:a xlink:type="simple" xlink:href="http://www.oracle.com/technetwork/java/javase/downloads/java-archive-downloads-javase6-419409.html"><text:span text:style-name="T3">downloads</text:span></text:a><text:a xlink:type="simple" xlink:href="http://www.oracle.com/technetwork/java/javase/downloads/java-archive-downloads-javase6-419409.html"><text:span text:style-name="T3">/</text:span></text:a><text:a xlink:type="simple" xlink:href="http://www.oracle.com/technetwork/java/javase/downloads/java-archive-downloads-javase6-419409.html"><text:span text:style-name="T3">java</text:span></text:a><text:a xlink:type="simple" xlink:href="http://www.oracle.com/technetwork/java/javase/downloads/java-archive-downloads-javase6-419409.html"><text:span text:style-name="T3">-</text:span></text:a><text:a xlink:type="simple" xlink:href="http://www.oracle.com/technetwork/java/javase/downloads/java-archive-downloads-javase6-419409.html"><text:span text:style-name="T3">archive</text:span></text:a><text:a xlink:type="simple" xlink:href="http://www.oracle.com/technetwork/java/javase/downloads/java-archive-downloads-javase6-419409.html"><text:span text:style-name="T3">-</text:span></text:a><text:a xlink:type="simple" xlink:href="http://www.oracle.com/technetwork/java/javase/downloads/java-archive-downloads-javase6-419409.html"><text:span text:style-name="T3">downloads</text:span></text:a><text:a xlink:type="simple" xlink:href="http://www.oracle.com/technetwork/java/javase/downloads/java-archive-downloads-javase6-419409.html"><text:span text:style-name="T3">-</text:span></text:a><text:a xlink:type="simple" xlink:href="http://www.oracle.com/technetwork/java/javase/downloads/java-archive-downloads-javase6-419409.html"><text:span text:style-name="T3">javase</text:span></text:a><text:a xlink:type="simple" xlink:href="http://www.oracle.com/technetwork/java/javase/downloads/java-archive-downloads-javase6-419409.html"><text:span text:style-name="T3">6-419409.</text:span></text:a><text:a xlink:type="simple" xlink:href="http://www.oracle.com/technetwork/java/javase/downloads/java-archive-downloads-javase6-419409.html"><text:span text:style-name="T3">html</text:span></text:a></text:p>
      <text:list xml:id="list37284094" text:style-name="LS1">
        <text:list-item>
          <text:p text:style-name="P24">choisir une release parmi les : <text:span text:style-name="T8">Java</text:span><text:span text:style-name="T8"> </text:span><text:span text:style-name="T8">SE</text:span><text:span text:style-name="T8"> </text:span><text:span text:style-name="T8">Development</text:span><text:span text:style-name="T8"> </text:span><text:span text:style-name="T8">Kit</text:span><text:span text:style-name="T8"> </text:span></text:p>
        </text:list-item>
        <text:list-item>
          <text:p text:style-name="P24">choisir le fichier correspondant à sa machine. Ex : <text:s/><text:span text:style-name="T8">jdk</text:span><text:span text:style-name="T8">-6</text:span><text:span text:style-name="T8">u</text:span><text:span text:style-name="T8">45-</text:span><text:span text:style-name="T8">windows</text:span><text:span text:style-name="T8">-</text:span><text:span text:style-name="T8">i</text:span><text:span text:style-name="T8">586.</text:span><text:span text:style-name="T8">exe</text:span></text:p>
        </text:list-item>
        <text:list-item>
          <text:p text:style-name="P24">créer un login oracle (grrrr !) si besoin. </text:p>
        </text:list-item>
        <text:list-item>
          <text:p text:style-name="P24">télécharger et exécuter.</text:p>
        </text:list-item>
      </text:list>
      <text:p text:style-name="P10"/>
      <text:p text:style-name="P4"><text:span text:style-name="T7">(</text:span><text:span text:style-name="T7">Info</text:span><text:span text:style-name="T7"> </text:span><text:span text:style-name="T7">windows</text:span><text:span text:style-name="T7">)</text:span> java sera installé dans C:/Program Files/Java/jre?/ et jdk?.?.?_?? selon n° version et de release</text:p>
      <text:p text:style-name="P4"/>
      <text:p text:style-name="P11"/>
      <text:p text:style-name="P4"><text:span text:style-name="T2">Haxe</text:span><text:span text:style-name="T2"> : </text:span></text:p>
      <text:p text:style-name="P3"/>
      <text:p text:style-name="P4">aller sur <text:a xlink:type="simple" xlink:href="http://haxe.org/download/"><text:span text:style-name="T3">http</text:span></text:a><text:a xlink:type="simple" xlink:href="http://haxe.org/download/"><text:span text:style-name="T3">://</text:span></text:a><text:a xlink:type="simple" xlink:href="http://haxe.org/download/"><text:span text:style-name="T3">haxe</text:span></text:a><text:a xlink:type="simple" xlink:href="http://haxe.org/download/"><text:span text:style-name="T3">.</text:span></text:a><text:a xlink:type="simple" xlink:href="http://haxe.org/download/"><text:span text:style-name="T3">org</text:span></text:a><text:a xlink:type="simple" xlink:href="http://haxe.org/download/"><text:span text:style-name="T3">/</text:span></text:a><text:a xlink:type="simple" xlink:href="http://haxe.org/download/"><text:span text:style-name="T3">download</text:span></text:a><text:a xlink:type="simple" xlink:href="http://haxe.org/download/"><text:span text:style-name="T3">/</text:span></text:a> </text:p>
      <text:p text:style-name="P4">utiliser les “installeurs” windows ou mac ; ou bien l’un des tar.gz linux.</text:p>
      <text:p text:style-name="P4">Installer</text:p>
      <text:p text:style-name="P4"><text:span text:style-name="T7">(</text:span><text:span text:style-name="T7">sous</text:span><text:span text:style-name="T7"> </text:span><text:span text:style-name="T7">windows</text:span><text:span text:style-name="T7">)</text:span> par exemple dans “Program Files/haxe/”</text:p>
      <text:p text:style-name="P3"/>
      <text:p text:style-name="P4"><text:span text:style-name="T2">Apache</text:span><text:span text:style-name="T2"> </text:span><text:span text:style-name="T2">ant</text:span><text:span text:style-name="T2"> :<text:tab/></text:span></text:p>
      <text:p text:style-name="P4"/>
      <text:p text:style-name="P4">aller sur <text:a xlink:type="simple" xlink:href="http://ant.apache.org/bindownload.cgi"><text:span text:style-name="T3">http</text:span></text:a><text:a xlink:type="simple" xlink:href="http://ant.apache.org/bindownload.cgi"><text:span text:style-name="T3">://</text:span></text:a><text:a xlink:type="simple" xlink:href="http://ant.apache.org/bindownload.cgi"><text:span text:style-name="T3">ant</text:span></text:a><text:a xlink:type="simple" xlink:href="http://ant.apache.org/bindownload.cgi"><text:span text:style-name="T3">.</text:span></text:a><text:a xlink:type="simple" xlink:href="http://ant.apache.org/bindownload.cgi"><text:span text:style-name="T3">apache</text:span></text:a><text:a xlink:type="simple" xlink:href="http://ant.apache.org/bindownload.cgi"><text:span text:style-name="T3">.</text:span></text:a><text:a xlink:type="simple" xlink:href="http://ant.apache.org/bindownload.cgi"><text:span text:style-name="T3">org</text:span></text:a><text:a xlink:type="simple" xlink:href="http://ant.apache.org/bindownload.cgi"><text:span text:style-name="T3">/</text:span></text:a><text:a xlink:type="simple" xlink:href="http://ant.apache.org/bindownload.cgi"><text:span text:style-name="T3">bindownload</text:span></text:a><text:a xlink:type="simple" xlink:href="http://ant.apache.org/bindownload.cgi"><text:span text:style-name="T3">.</text:span></text:a><text:a xlink:type="simple" xlink:href="http://ant.apache.org/bindownload.cgi"><text:span text:style-name="T3">cgi</text:span></text:a> <text:s/>et télécharger <text:span text:style-name="T9"><text:s/></text:span><text:a xlink:type="simple" xlink:href="http://wwwftp.ciril.fr/pub/apache//ant/binaries/apache-ant-1.9.4-bin.zip"><text:span text:style-name="T10">apache</text:span></text:a><text:a xlink:type="simple" xlink:href="http://wwwftp.ciril.fr/pub/apache//ant/binaries/apache-ant-1.9.4-bin.zip"><text:span text:style-name="T10">-</text:span></text:a><text:a xlink:type="simple" xlink:href="http://wwwftp.ciril.fr/pub/apache//ant/binaries/apache-ant-1.9.4-bin.zip"><text:span text:style-name="T10">ant</text:span></text:a><text:a xlink:type="simple" xlink:href="http://wwwftp.ciril.fr/pub/apache//ant/binaries/apache-ant-1.9.4-bin.zip"><text:span text:style-name="T10">-1.9.4-</text:span></text:a><text:a xlink:type="simple" xlink:href="http://wwwftp.ciril.fr/pub/apache//ant/binaries/apache-ant-1.9.4-bin.zip"><text:span text:style-name="T10">bin</text:span></text:a><text:a xlink:type="simple" xlink:href="http://wwwftp.ciril.fr/pub/apache//ant/binaries/apache-ant-1.9.4-bin.zip"><text:span text:style-name="T10">.</text:span></text:a><text:a xlink:type="simple" xlink:href="http://wwwftp.ciril.fr/pub/apache//ant/binaries/apache-ant-1.9.4-bin.zip"><text:span text:style-name="T10">zip</text:span></text:a></text:p>
      <text:p text:style-name="P5"/>
      <text:p text:style-name="P4">dé-ziper</text:p>
      <text:p text:style-name="P4"/>
      <text:p text:style-name="P4">renommer en "ant" et mettre ant/ dans “Program Files/wamp/bin/apache/” ou ailleurs.</text:p>
      <text:p text:style-name="P3"/>
      <text:p text:style-name="P4"><text:span text:style-name="T2">Android</text:span><text:span text:style-name="T2"> </text:span><text:span text:style-name="T2">Sdk</text:span><text:span text:style-name="T2"> :</text:span></text:p>
      <text:p text:style-name="P4"/>
      <text:p text:style-name="P12">aller sur <text:s/><text:a xlink:type="simple" xlink:href="http://developer.android.com/sdk/installing/index.html?pkg=tools"><text:span text:style-name="T3">http</text:span></text:a><text:a xlink:type="simple" xlink:href="http://developer.android.com/sdk/installing/index.html?pkg=tools"><text:span text:style-name="T3">://</text:span></text:a><text:a xlink:type="simple" xlink:href="http://developer.android.com/sdk/installing/index.html?pkg=tools"><text:span text:style-name="T3">developer</text:span></text:a><text:a xlink:type="simple" xlink:href="http://developer.android.com/sdk/installing/index.html?pkg=tools"><text:span text:style-name="T3">.</text:span></text:a><text:a xlink:type="simple" xlink:href="http://developer.android.com/sdk/installing/index.html?pkg=tools"><text:span text:style-name="T3">android</text:span></text:a><text:a xlink:type="simple" xlink:href="http://developer.android.com/sdk/installing/index.html?pkg=tools"><text:span text:style-name="T3">.</text:span></text:a><text:a xlink:type="simple" xlink:href="http://developer.android.com/sdk/installing/index.html?pkg=tools"><text:span text:style-name="T3">com</text:span></text:a><text:a xlink:type="simple" xlink:href="http://developer.android.com/sdk/installing/index.html?pkg=tools"><text:span text:style-name="T3">/</text:span></text:a><text:a xlink:type="simple" xlink:href="http://developer.android.com/sdk/installing/index.html?pkg=tools"><text:span text:style-name="T3">sdk</text:span></text:a><text:a xlink:type="simple" xlink:href="http://developer.android.com/sdk/installing/index.html?pkg=tools"><text:span text:style-name="T3">/</text:span></text:a><text:a xlink:type="simple" xlink:href="http://developer.android.com/sdk/installing/index.html?pkg=tools"><text:span text:style-name="T3">installing</text:span></text:a><text:a xlink:type="simple" xlink:href="http://developer.android.com/sdk/installing/index.html?pkg=tools"><text:span text:style-name="T3">/</text:span></text:a><text:a xlink:type="simple" xlink:href="http://developer.android.com/sdk/installing/index.html?pkg=tools"><text:span text:style-name="T3">index</text:span></text:a><text:a xlink:type="simple" xlink:href="http://developer.android.com/sdk/installing/index.html?pkg=tools"><text:span text:style-name="T3">.</text:span></text:a><text:a xlink:type="simple" xlink:href="http://developer.android.com/sdk/installing/index.html?pkg=tools"><text:span text:style-name="T3">html</text:span></text:a><text:a xlink:type="simple" xlink:href="http://developer.android.com/sdk/installing/index.html?pkg=tools"><text:span text:style-name="T3">?</text:span></text:a><text:a xlink:type="simple" xlink:href="http://developer.android.com/sdk/installing/index.html?pkg=tools"><text:span text:style-name="T3">pkg</text:span></text:a><text:a xlink:type="simple" xlink:href="http://developer.android.com/sdk/installing/index.html?pkg=tools"><text:span text:style-name="T3">=</text:span></text:a><text:a xlink:type="simple" xlink:href="http://developer.android.com/sdk/installing/index.html?pkg=tools"><text:span text:style-name="T3">tools</text:span></text:a></text:p>
      <text:p text:style-name="P12"><text:s text:c="3"/>ou directement sur <text:a xlink:type="simple" xlink:href="http://developer.android.com/sdk/index.html#Other"><text:span text:style-name="T3">http</text:span></text:a><text:a xlink:type="simple" xlink:href="http://developer.android.com/sdk/index.html#Other"><text:span text:style-name="T3">://</text:span></text:a><text:a xlink:type="simple" xlink:href="http://developer.android.com/sdk/index.html#Other"><text:span text:style-name="T3">developer</text:span></text:a><text:a xlink:type="simple" xlink:href="http://developer.android.com/sdk/index.html#Other"><text:span text:style-name="T3">.</text:span></text:a><text:a xlink:type="simple" xlink:href="http://developer.android.com/sdk/index.html#Other"><text:span text:style-name="T3">android</text:span></text:a><text:a xlink:type="simple" xlink:href="http://developer.android.com/sdk/index.html#Other"><text:span text:style-name="T3">.</text:span></text:a><text:a xlink:type="simple" xlink:href="http://developer.android.com/sdk/index.html#Other"><text:span text:style-name="T3">com</text:span></text:a><text:a xlink:type="simple" xlink:href="http://developer.android.com/sdk/index.html#Other"><text:span text:style-name="T3">/</text:span></text:a><text:a xlink:type="simple" xlink:href="http://developer.android.com/sdk/index.html#Other"><text:span text:style-name="T3">sdk</text:span></text:a><text:a xlink:type="simple" xlink:href="http://developer.android.com/sdk/index.html#Other"><text:span text:style-name="T3">/</text:span></text:a><text:a xlink:type="simple" xlink:href="http://developer.android.com/sdk/index.html#Other"><text:span text:style-name="T3">index</text:span></text:a><text:a xlink:type="simple" xlink:href="http://developer.android.com/sdk/index.html#Other"><text:span text:style-name="T3">.</text:span></text:a><text:a xlink:type="simple" xlink:href="http://developer.android.com/sdk/index.html#Other"><text:span text:style-name="T3">html</text:span></text:a><text:a xlink:type="simple" xlink:href="http://developer.android.com/sdk/index.html#Other"><text:span text:style-name="T3">#</text:span></text:a><text:a xlink:type="simple" xlink:href="http://developer.android.com/sdk/index.html#Other"><text:span text:style-name="T3">Other</text:span></text:a></text:p>
      <text:p text:style-name="P12">télécharger et lancer <text:span text:style-name="T8"><text:s/></text:span><text:span text:style-name="T8">installer</text:span><text:span text:style-name="T8">_</text:span><text:span text:style-name="T8">r</text:span><text:span text:style-name="T8">??.?.?-</text:span><text:span text:style-name="T8">windows</text:span><text:span text:style-name="T8">.</text:span><text:span text:style-name="T8">exe</text:span></text:p>
      <text:p text:style-name="P12"/>
      <text:p text:style-name="P12"><text:span text:style-name="T7">(</text:span><text:span text:style-name="T7">Info</text:span><text:span text:style-name="T7"> </text:span><text:span text:style-name="T7">windows</text:span><text:span text:style-name="T7">)</text:span> android sera installé dans C:/Program Files/Android/android-sdk .</text:p>
      <text:p text:style-name="P12"/>
      <text:p text:style-name="P12"><text:span text:style-name="T11">(</text:span><text:span text:style-name="T11">Info</text:span><text:span text:style-name="T11">) </text:span><text:span text:style-name="T12"><text:s/></text:span><text:span text:style-name="T12">il</text:span><text:span text:style-name="T12"> </text:span><text:span text:style-name="T12">est</text:span><text:span text:style-name="T12"> </text:span><text:span text:style-name="T12">aussi</text:span><text:span text:style-name="T12"> </text:span><text:span text:style-name="T12">possible</text:span><text:span text:style-name="T12"> </text:span><text:span text:style-name="T12">d</text:span><text:span text:style-name="T12">’</text:span><text:span text:style-name="T12">installer</text:span><text:span text:style-name="T12"> </text:span><text:span text:style-name="T12">via</text:span><text:span text:style-name="T12"> </text:span><text:span text:style-name="T12">eclipse</text:span><text:span text:style-name="T12"> : <text:tab/></text:span><text:a xlink:type="simple" xlink:href="http://developer.android.com/sdk/index.html#download"><text:span text:style-name="T4">http</text:span></text:a><text:a xlink:type="simple" xlink:href="http://developer.android.com/sdk/index.html#download"><text:span text:style-name="T4">://</text:span></text:a><text:a xlink:type="simple" xlink:href="http://developer.android.com/sdk/index.html#download"><text:span text:style-name="T4">developer</text:span></text:a><text:a xlink:type="simple" xlink:href="http://developer.android.com/sdk/index.html#download"><text:span text:style-name="T4">.</text:span></text:a><text:a xlink:type="simple" xlink:href="http://developer.android.com/sdk/index.html#download"><text:span text:style-name="T4">android</text:span></text:a><text:a xlink:type="simple" xlink:href="http://developer.android.com/sdk/index.html#download"><text:span text:style-name="T4">.</text:span></text:a><text:a xlink:type="simple" xlink:href="http://developer.android.com/sdk/index.html#download"><text:span text:style-name="T4">com</text:span></text:a><text:a xlink:type="simple" xlink:href="http://developer.android.com/sdk/index.html#download"><text:span text:style-name="T4">/</text:span></text:a><text:a xlink:type="simple" xlink:href="http://developer.android.com/sdk/index.html#download"><text:span text:style-name="T4">sdk</text:span></text:a><text:a xlink:type="simple" xlink:href="http://developer.android.com/sdk/index.html#download"><text:span text:style-name="T4">/</text:span></text:a><text:a xlink:type="simple" xlink:href="http://developer.android.com/sdk/index.html#download"><text:span text:style-name="T4">index</text:span></text:a><text:a xlink:type="simple" xlink:href="http://developer.android.com/sdk/index.html#download"><text:span text:style-name="T4">.</text:span></text:a><text:a xlink:type="simple" xlink:href="http://developer.android.com/sdk/index.html#download"><text:span text:style-name="T4">html</text:span></text:a><text:a xlink:type="simple" xlink:href="http://developer.android.com/sdk/index.html#download"><text:span text:style-name="T4">#</text:span></text:a><text:a xlink:type="simple" xlink:href="http://developer.android.com/sdk/index.html#download"><text:span text:style-name="T4">download</text:span></text:a></text:p>
      <text:p text:style-name="P13"/>
      <text:p text:style-name="P13"/>
      <text:p text:style-name="P12">à la fin de l’install. ou en relançant le sdk-manager (Android/android-sdk/SDK Manager.exe) :</text:p>
      <text:p text:style-name="P12">sélectionner les mises à jour suivantes :</text:p>
      <text:list xml:id="list37261340" text:style-name="LS2">
        <text:list-item>
          <text:p text:style-name="P25">Tools <text:tab/><text:tab/><text:tab/>&gt; tout</text:p>
        </text:list-item>
        <text:list-item>
          <text:p text:style-name="P25">Android 4.4.2 (API 19) <text:tab/>&gt; tout <text:span text:style-name="T12">(</text:span><text:span text:style-name="T12">Hélas</text:span><text:span text:style-name="T12"> </text:span><text:span text:style-name="T12">les</text:span><text:span text:style-name="T12"> </text:span><text:span text:style-name="T12">versions</text:span><text:span text:style-name="T12"> </text:span><text:span text:style-name="T12">plus</text:span><text:span text:style-name="T12"> </text:span><text:span text:style-name="T12">anciennes</text:span><text:span text:style-name="T12"> </text:span><text:span text:style-name="T12">et</text:span><text:span text:style-name="T12"> </text:span><text:span text:style-name="T12">compatibles</text:span><text:span text:style-name="T12"> <text:s/></text:span><text:span text:style-name="T12">boguaient</text:span><text:span text:style-name="T12"> !!??)</text:span></text:p>
        </text:list-item>
        <text:list-item>
          <text:p text:style-name="P25">Extras <text:tab/><text:tab/><text:tab/>&gt; tout</text:p>
        </text:list-item>
      </text:list>
      <text:p text:style-name="P12"/>
      <text:p text:style-name="P12"><text:tab/>valider puis <text:span text:style-name="T13">cliquer</text:span><text:span text:style-name="T13"> </text:span><text:span text:style-name="T13">sur</text:span><text:span text:style-name="T13"> </text:span><text:span text:style-name="T13">les</text:span><text:span text:style-name="T13"> </text:span><text:span text:style-name="T14">radio</text:span><text:span text:style-name="T14">-</text:span><text:span text:style-name="T14">button</text:span><text:span text:style-name="T13"> “</text:span><text:span text:style-name="T13">Accept</text:span><text:span text:style-name="T13">”</text:span> de sorte que toutes les lignes soient cochées en vert.</text:p>
      <text:p text:style-name="P12"><text:tab/><text:tab/></text:p>
      <text:p text:style-name="P12"><text:tab/>Cliquer “Install” et… patienter !</text:p>
      <text:p text:style-name="P4"/>
      <text:p text:style-name="P4"><text:span text:style-name="T2">Haxetelier</text:span><text:span text:style-name="T2"> </text:span><text:span text:style-name="T2">sur</text:span><text:span text:style-name="T2"> </text:span><text:span text:style-name="T2">github</text:span><text:span text:style-name="T2"> :<text:tab/></text:span></text:p>
      <text:p text:style-name="P4"/>
      <text:p text:style-name="P4">aller sur <text:a xlink:type="simple" xlink:href="https://github.com/flashline/Haxetelier_cordova"><text:span text:style-name="T3">https</text:span></text:a><text:a xlink:type="simple" xlink:href="https://github.com/flashline/Haxetelier_cordova"><text:span text:style-name="T3">://</text:span></text:a><text:a xlink:type="simple" xlink:href="https://github.com/flashline/Haxetelier_cordova"><text:span text:style-name="T3">github</text:span></text:a><text:a xlink:type="simple" xlink:href="https://github.com/flashline/Haxetelier_cordova"><text:span text:style-name="T3">.</text:span></text:a><text:a xlink:type="simple" xlink:href="https://github.com/flashline/Haxetelier_cordova"><text:span text:style-name="T3">com</text:span></text:a><text:a xlink:type="simple" xlink:href="https://github.com/flashline/Haxetelier_cordova"><text:span text:style-name="T3">/</text:span></text:a><text:a xlink:type="simple" xlink:href="https://github.com/flashline/Haxetelier_cordova"><text:span text:style-name="T3">flashline</text:span></text:a><text:a xlink:type="simple" xlink:href="https://github.com/flashline/Haxetelier_cordova"><text:span text:style-name="T3">/</text:span></text:a><text:a xlink:type="simple" xlink:href="https://github.com/flashline/Haxetelier_cordova"><text:span text:style-name="T3">Haxetelier</text:span></text:a><text:a xlink:type="simple" xlink:href="https://github.com/flashline/Haxetelier_cordova"><text:span text:style-name="T3">_</text:span></text:a><text:a xlink:type="simple" xlink:href="https://github.com/flashline/Haxetelier_cordova"><text:span text:style-name="T3">cordova</text:span></text:a> <text:s text:c="2"/>et cliquer sur “Download ZIP”</text:p>
      <text:p text:style-name="P4"/>
      <text:p text:style-name="P4">installer à la racine du dossier de développement (ex www/)</text:p>
      <text:p text:style-name="P4"/>
      <text:p text:style-name="P4"><text:span text:style-name="T7">(</text:span><text:span text:style-name="T7">Info</text:span><text:span text:style-name="T7">)</text:span> Il y a entre autres un dossier ./Haxetelier_cordova/haxeCordova/<text:span text:style-name="T8">todo</text:span><text:span text:style-name="T8">/</text:span></text:p>
      <text:p text:style-name="P4"/>
      <text:p text:style-name="P4"><text:span text:style-name="T2"/></text:p>
      <text:p text:style-name="P26"><text:span text:style-name="T2">Les</text:span><text:span text:style-name="T2"> </text:span><text:span text:style-name="T2">paths</text:span><text:span text:style-name="T2"> <text:s/>:</text:span></text:p>
      <text:p text:style-name="P4"/>
      <text:p text:style-name="P4"><text:span text:style-name="T7">(</text:span><text:span text:style-name="T7">sous</text:span><text:span text:style-name="T7"> </text:span><text:span text:style-name="T7">windows</text:span><text:span text:style-name="T7">)</text:span> Pour utiliser Cordova, la var PATH de windows doit contenir <text:s/>:</text:p>
      <text:p text:style-name="P12">2 pathnames java <text:tab/><text:tab/> ./Java/jre?/bin &amp; </text:p>
      <text:p text:style-name="P12">1 pathame ant<text:tab/><text:tab/> ./ant/bin</text:p>
      <text:p text:style-name="P12">2 pathnames <text:s/>android<text:tab/> ./Android/android-sdk/tools <text:s/>&amp; ./Android/android-sdk/platform-tools</text:p>
      <text:p text:style-name="P4">dépendants des dossiers d’installation et n° version Java.</text:p>
      <text:p text:style-name="P4"/>
      <text:p text:style-name="P4">Je propose donc de modifier le code suivant et de le copier-coller dans le fichier “start.bat”, à sauver dans ./Haxetelier_cordova/haxeCordova/<text:span text:style-name="T8">todo</text:span><text:span text:style-name="T8">/</text:span></text:p>
      <text:p text:style-name="P1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/>
            <text:p text:style-name="P16"><text:span text:style-name="T15">:: </text:span><text:span text:style-name="T15">change</text:span><text:span text:style-name="T15"> </text:span><text:span text:style-name="T15">with</text:span><text:span text:style-name="T15"> </text:span><text:span text:style-name="T15">your</text:span><text:span text:style-name="T15"> &lt; </text:span><text:span text:style-name="T15">java</text:span><text:span text:style-name="T15"> , </text:span><text:span text:style-name="T15">apache</text:span><text:span text:style-name="T15"> </text:span><text:span text:style-name="T15">ant</text:span><text:span text:style-name="T15"> , </text:span><text:span text:style-name="T15">android</text:span><text:span text:style-name="T15"> </text:span><text:span text:style-name="T15">sdk</text:span><text:span text:style-name="T15"> &gt; </text:span><text:span text:style-name="T15">install</text:span><text:span text:style-name="T15"> </text:span><text:span text:style-name="T15">paths</text:span><text:span text:style-name="T15"> </text:span></text:p>
            <text:p text:style-name="P16"><text:span text:style-name="T16">SET</text:span><text:span text:style-name="T16"> </text:span><text:span text:style-name="T16">PATH</text:span><text:span text:style-name="T16">=%</text:span><text:span text:style-name="T16">PATH</text:span><text:span text:style-name="T16">%;</text:span><text:span text:style-name="T16">C</text:span><text:span text:style-name="T16">:/</text:span><text:span text:style-name="T16">progra</text:span><text:span text:style-name="T16">~1/</text:span><text:span text:style-name="T16">Java</text:span><text:span text:style-name="T16">/</text:span><text:span text:style-name="T16">jdk</text:span><text:span text:style-name="T16">1.6.0_24/</text:span><text:span text:style-name="T16">bin</text:span><text:span text:style-name="T16">;</text:span><text:span text:style-name="T16">C</text:span><text:span text:style-name="T16">:/</text:span><text:span text:style-name="T16">progra</text:span><text:span text:style-name="T16">~1/</text:span><text:span text:style-name="T16">Java</text:span><text:span text:style-name="T16">/</text:span><text:span text:style-name="T16">jre</text:span><text:span text:style-name="T16">6/</text:span><text:span text:style-name="T16">bin</text:span><text:span text:style-name="T16">;</text:span><text:span text:style-name="T16">C</text:span><text:span text:style-name="T16">:/</text:span><text:span text:style-name="T16">Progra</text:span><text:span text:style-name="T16">~1/</text:span><text:span text:style-name="T16">wamp</text:span><text:span text:style-name="T16">/</text:span><text:span text:style-name="T16">bin</text:span><text:span text:style-name="T16">/</text:span><text:span text:style-name="T16">apache</text:span><text:span text:style-name="T16">/</text:span><text:span text:style-name="T16">ant</text:span><text:span text:style-name="T16">/</text:span><text:span text:style-name="T16">bin</text:span><text:span text:style-name="T16">;</text:span><text:span text:style-name="T16">C</text:span><text:span text:style-name="T16">:/</text:span><text:span text:style-name="T16">progra</text:span><text:span text:style-name="T16">~1/</text:span><text:span text:style-name="T16">Android</text:span><text:span text:style-name="T16">/</text:span><text:span text:style-name="T16">android</text:span><text:span text:style-name="T16">-</text:span><text:span text:style-name="T16">sdk</text:span><text:span text:style-name="T16">/</text:span><text:span text:style-name="T16">tools</text:span><text:span text:style-name="T16">;</text:span><text:span text:style-name="T16">C</text:span><text:span text:style-name="T16">:/</text:span><text:span text:style-name="T16">progra</text:span><text:span text:style-name="T16">~1/</text:span><text:span text:style-name="T16">Android</text:span><text:span text:style-name="T16">/</text:span><text:span text:style-name="T16">android</text:span><text:span text:style-name="T16">-</text:span><text:span text:style-name="T16">sdk</text:span><text:span text:style-name="T16">/</text:span><text:span text:style-name="T16">platform</text:span><text:span text:style-name="T16">-</text:span><text:span text:style-name="T16">tools</text:span></text:p>
            <text:p text:style-name="P16"><text:span text:style-name="T15">:: </text:span><text:span text:style-name="T15">change</text:span><text:span text:style-name="T15"> </text:span><text:span text:style-name="T15">with</text:span><text:span text:style-name="T15"> </text:span><text:span text:style-name="T15">your</text:span><text:span text:style-name="T15"> </text:span><text:span text:style-name="T15">android</text:span><text:span text:style-name="T15"> </text:span><text:span text:style-name="T15">sdk</text:span><text:span text:style-name="T15"> </text:span><text:span text:style-name="T15">install</text:span><text:span text:style-name="T15"> </text:span><text:span text:style-name="T15">path</text:span><text:span text:style-name="T15"> </text:span></text:p>
            <text:p text:style-name="P16"><text:span text:style-name="T16">SET</text:span><text:span text:style-name="T16"> </text:span><text:span text:style-name="T16">emulPath</text:span><text:span text:style-name="T16">=</text:span><text:span text:style-name="T16">C</text:span><text:span text:style-name="T16">:/</text:span><text:span text:style-name="T16">progra</text:span><text:span text:style-name="T16">~1/</text:span><text:span text:style-name="T16">Android</text:span><text:span text:style-name="T16">/</text:span><text:span text:style-name="T16">android</text:span><text:span text:style-name="T16">-</text:span><text:span text:style-name="T16">sdk</text:span><text:span text:style-name="T16">/</text:span><text:span text:style-name="T16">platform</text:span><text:span text:style-name="T16">-</text:span><text:span text:style-name="T16">tools</text:span><text:span text:style-name="T16">/</text:span><text:span text:style-name="T16">adb</text:span><text:span text:style-name="T16">.</text:span><text:span text:style-name="T16">exe</text:span></text:p>
            <text:p text:style-name="P16"><text:span text:style-name="T15">::</text:span><text:span text:style-name="T15">start</text:span><text:span text:style-name="T15"> </text:span><text:span text:style-name="T15">cmd</text:span><text:span text:style-name="T15"> </text:span><text:span text:style-name="T15">mode</text:span><text:span text:style-name="T15"> </text:span><text:span text:style-name="T15">with</text:span><text:span text:style-name="T15"> </text:span><text:span text:style-name="T15">nodeJs</text:span><text:span text:style-name="T15"> </text:span><text:span text:style-name="T15">setup</text:span></text:p>
            <text:p text:style-name="P16"><text:span text:style-name="T16">C</text:span><text:span text:style-name="T16">:\</text:span><text:span text:style-name="T16">WINDOWS</text:span><text:span text:style-name="T16">\</text:span><text:span text:style-name="T16">system</text:span><text:span text:style-name="T16">32\</text:span><text:span text:style-name="T16">cmd</text:span><text:span text:style-name="T16">.</text:span><text:span text:style-name="T16">exe</text:span><text:span text:style-name="T16"> /</text:span><text:span text:style-name="T16">k</text:span><text:span text:style-name="T16"> "</text:span><text:span text:style-name="T16">C</text:span><text:span text:style-name="T16">:\</text:span><text:span text:style-name="T16">Progra</text:span><text:span text:style-name="T16">~1\</text:span><text:span text:style-name="T16">nodejs</text:span><text:span text:style-name="T16">\</text:span><text:span text:style-name="T16">nodevars</text:span><text:span text:style-name="T16">.</text:span><text:span text:style-name="T16">bat</text:span><text:span text:style-name="T16">" </text:span></text:p>
            <text:p text:style-name="P17"/>
          </table:table-cell>
        </table:table-row>
      </table:table>
      <text:p text:style-name="P12"/>
      <text:p text:style-name="P4"><text:span text:style-name="T7">(</text:span><text:span text:style-name="T7">Notes</text:span><text:span text:style-name="T7">)</text:span> : <text:line-break/>Enlever les paths qui existeraient déjà dans les “variables d'environnement”.</text:p>
      <text:p text:style-name="P4">La variable système JAVA_HOME peut aussi être créée avec le path du jdk (C:/progra~1/Java/jdk1.6.0_24 par ex.)</text:p>
      <text:p text:style-name="P3"/>
      <text:p text:style-name="P4"><text:span text:style-name="T2">Vérification</text:span><text:span text:style-name="T2"> </text:span><text:span text:style-name="T2">basiques</text:span><text:span text:style-name="T2"> <text:s/>:</text:span></text:p>
      <text:p text:style-name="P12"><text:span text:style-name="T7">(</text:span><text:span text:style-name="T7">sous</text:span><text:span text:style-name="T7"> </text:span><text:span text:style-name="T7">windows</text:span><text:span text:style-name="T7">)</text:span> lancer “start.bat” depuis le dossier racine de dév <text:s/></text:p>
      <text:p text:style-name="P12"/>
      <text:p text:style-name="P12">Sous l’interpréteur de commande taper successivement :</text:p>
      <text:p text:style-name="P18"><text:span text:style-name="T6">cordova</text:span><text:span text:style-name="T6"> </text:span><text:span text:style-name="T6">help</text:span><text:span text:style-name="T6"><text:line-break/></text:span></text:p>
      <text:p text:style-name="P18"><text:span text:style-name="T6">ant</text:span><text:span text:style-name="T6"> -</text:span><text:span text:style-name="T6">help</text:span><text:span text:style-name="T6"><text:line-break/></text:span></text:p>
      <text:p text:style-name="P18"><text:span text:style-name="T6">java</text:span><text:span text:style-name="T6"> -</text:span><text:span text:style-name="T6">help</text:span><text:span text:style-name="T6"><text:line-break/></text:span></text:p>
      <text:p text:style-name="P18"><text:span text:style-name="T6">android</text:span><text:span text:style-name="T6"> </text:span><text:span text:style-name="T6">help</text:span></text:p>
      <text:p text:style-name="P19"/>
      <text:p text:style-name="P12">si autre chose que les aides respectives s’affiche, c’est... mauvais signe !</text:p>
      <text:p text:style-name="P4"/>
      <text:p text:style-name="P3"/>
      <text:p text:style-name="P11"/>
      <text:p text:style-name="P4"><text:span text:style-name="T7">(</text:span><text:span text:style-name="T7">sous</text:span><text:span text:style-name="T7"> </text:span><text:span text:style-name="T7">windows</text:span><text:span text:style-name="T7">)</text:span> </text:p>
      <text:p text:style-name="P4"><text:span text:style-name="T2"><text:s/></text:span><text:span text:style-name="T2">Installation</text:span><text:span text:style-name="T2"> </text:span><text:span text:style-name="T2">du</text:span><text:span text:style-name="T2"> </text:span><text:span text:style-name="T2">driver</text:span><text:span text:style-name="T2"> </text:span><text:span text:style-name="T2">ADB</text:span><text:span text:style-name="T2"> </text:span><text:span text:style-name="T2">sur</text:span><text:span text:style-name="T2"> </text:span><text:span text:style-name="T2">le</text:span><text:span text:style-name="T2"> </text:span><text:span text:style-name="T2">mobile</text:span><text:span text:style-name="T2"> <text:s/>:</text:span></text:p>
      <text:p text:style-name="P12">Même si votre ordinateur accède déjà à la mémoire du mobile, vérifier que c’est bien le driver ADB (Android Debug Bridge) qui est installé. Sinon :</text:p>
      <text:p text:style-name="P12"/>
      <text:p text:style-name="P12">le télécharger depuis le site du fabricant. <text:s/></text:p>
      <text:p text:style-name="P20">Acer<text:tab/> <text:tab/>: <text:a xlink:type="simple" xlink:href="http://www.acer.fr/ac/fr/FR/content/drivers"><text:span text:style-name="T3">http</text:span></text:a><text:a xlink:type="simple" xlink:href="http://www.acer.fr/ac/fr/FR/content/drivers"><text:span text:style-name="T3">://</text:span></text:a><text:a xlink:type="simple" xlink:href="http://www.acer.fr/ac/fr/FR/content/drivers"><text:span text:style-name="T3">www</text:span></text:a><text:a xlink:type="simple" xlink:href="http://www.acer.fr/ac/fr/FR/content/drivers"><text:span text:style-name="T3">.</text:span></text:a><text:a xlink:type="simple" xlink:href="http://www.acer.fr/ac/fr/FR/content/drivers"><text:span text:style-name="T3">acer</text:span></text:a><text:a xlink:type="simple" xlink:href="http://www.acer.fr/ac/fr/FR/content/drivers"><text:span text:style-name="T3">.</text:span></text:a><text:a xlink:type="simple" xlink:href="http://www.acer.fr/ac/fr/FR/content/drivers"><text:span text:style-name="T3">fr</text:span></text:a><text:a xlink:type="simple" xlink:href="http://www.acer.fr/ac/fr/FR/content/drivers"><text:span text:style-name="T3">/</text:span></text:a><text:a xlink:type="simple" xlink:href="http://www.acer.fr/ac/fr/FR/content/drivers"><text:span text:style-name="T3">ac</text:span></text:a><text:a xlink:type="simple" xlink:href="http://www.acer.fr/ac/fr/FR/content/drivers"><text:span text:style-name="T3">/</text:span></text:a><text:a xlink:type="simple" xlink:href="http://www.acer.fr/ac/fr/FR/content/drivers"><text:span text:style-name="T3">fr</text:span></text:a><text:a xlink:type="simple" xlink:href="http://www.acer.fr/ac/fr/FR/content/drivers"><text:span text:style-name="T3">/</text:span></text:a><text:a xlink:type="simple" xlink:href="http://www.acer.fr/ac/fr/FR/content/drivers"><text:span text:style-name="T3">FR</text:span></text:a><text:a xlink:type="simple" xlink:href="http://www.acer.fr/ac/fr/FR/content/drivers"><text:span text:style-name="T3">/</text:span></text:a><text:a xlink:type="simple" xlink:href="http://www.acer.fr/ac/fr/FR/content/drivers"><text:span text:style-name="T3">content</text:span></text:a><text:a xlink:type="simple" xlink:href="http://www.acer.fr/ac/fr/FR/content/drivers"><text:span text:style-name="T3">/</text:span></text:a><text:a xlink:type="simple" xlink:href="http://www.acer.fr/ac/fr/FR/content/drivers"><text:span text:style-name="T3">drivers</text:span></text:a></text:p>
      <text:p text:style-name="P20">Samsung <text:tab/>: <text:a xlink:type="simple" xlink:href="http://developer.samsung.com/technical-doc/view.do?v=T000000117"><text:span text:style-name="T3">http</text:span></text:a><text:a xlink:type="simple" xlink:href="http://developer.samsung.com/technical-doc/view.do?v=T000000117"><text:span text:style-name="T3">://</text:span></text:a><text:a xlink:type="simple" xlink:href="http://developer.samsung.com/technical-doc/view.do?v=T000000117"><text:span text:style-name="T3">developer</text:span></text:a><text:a xlink:type="simple" xlink:href="http://developer.samsung.com/technical-doc/view.do?v=T000000117"><text:span text:style-name="T3">.</text:span></text:a><text:a xlink:type="simple" xlink:href="http://developer.samsung.com/technical-doc/view.do?v=T000000117"><text:span text:style-name="T3">samsung</text:span></text:a><text:a xlink:type="simple" xlink:href="http://developer.samsung.com/technical-doc/view.do?v=T000000117"><text:span text:style-name="T3">.</text:span></text:a><text:a xlink:type="simple" xlink:href="http://developer.samsung.com/technical-doc/view.do?v=T000000117"><text:span text:style-name="T3">com</text:span></text:a><text:a xlink:type="simple" xlink:href="http://developer.samsung.com/technical-doc/view.do?v=T000000117"><text:span text:style-name="T3">/</text:span></text:a><text:a xlink:type="simple" xlink:href="http://developer.samsung.com/technical-doc/view.do?v=T000000117"><text:span text:style-name="T3">technical</text:span></text:a><text:a xlink:type="simple" xlink:href="http://developer.samsung.com/technical-doc/view.do?v=T000000117"><text:span text:style-name="T3">-</text:span></text:a><text:a xlink:type="simple" xlink:href="http://developer.samsung.com/technical-doc/view.do?v=T000000117"><text:span text:style-name="T3">doc</text:span></text:a><text:a xlink:type="simple" xlink:href="http://developer.samsung.com/technical-doc/view.do?v=T000000117"><text:span text:style-name="T3">/</text:span></text:a><text:a xlink:type="simple" xlink:href="http://developer.samsung.com/technical-doc/view.do?v=T000000117"><text:span text:style-name="T3">view</text:span></text:a><text:a xlink:type="simple" xlink:href="http://developer.samsung.com/technical-doc/view.do?v=T000000117"><text:span text:style-name="T3">.</text:span></text:a><text:a xlink:type="simple" xlink:href="http://developer.samsung.com/technical-doc/view.do?v=T000000117"><text:span text:style-name="T3">do</text:span></text:a><text:a xlink:type="simple" xlink:href="http://developer.samsung.com/technical-doc/view.do?v=T000000117"><text:span text:style-name="T3">?</text:span></text:a><text:a xlink:type="simple" xlink:href="http://developer.samsung.com/technical-doc/view.do?v=T000000117"><text:span text:style-name="T3">v</text:span></text:a><text:a xlink:type="simple" xlink:href="http://developer.samsung.com/technical-doc/view.do?v=T000000117"><text:span text:style-name="T3">=</text:span></text:a><text:a xlink:type="simple" xlink:href="http://developer.samsung.com/technical-doc/view.do?v=T000000117"><text:span text:style-name="T3">T</text:span></text:a><text:a xlink:type="simple" xlink:href="http://developer.samsung.com/technical-doc/view.do?v=T000000117"><text:span text:style-name="T3">000000117</text:span></text:a></text:p>
      <text:p text:style-name="P12"/>
      <text:p text:style-name="P12">autres:</text:p>
      <text:p text:style-name="P20"><text:a xlink:type="simple" xlink:href="http://techbeasts.com/2013/08/07/android-usb-drivers-for-windows-download-google-nexsus-samsung-htc-hauwei-motorola-lg-usb-drivers-adb-fastboot/"><text:span text:style-name="T3">http</text:span></text:a><text:a xlink:type="simple" xlink:href="http://techbeasts.com/2013/08/07/android-usb-drivers-for-windows-download-google-nexsus-samsung-htc-hauwei-motorola-lg-usb-drivers-adb-fastboot/"><text:span text:style-name="T3">://</text:span></text:a><text:a xlink:type="simple" xlink:href="http://techbeasts.com/2013/08/07/android-usb-drivers-for-windows-download-google-nexsus-samsung-htc-hauwei-motorola-lg-usb-drivers-adb-fastboot/"><text:span text:style-name="T3">techbeasts</text:span></text:a><text:a xlink:type="simple" xlink:href="http://techbeasts.com/2013/08/07/android-usb-drivers-for-windows-download-google-nexsus-samsung-htc-hauwei-motorola-lg-usb-drivers-adb-fastboot/"><text:span text:style-name="T3">.</text:span></text:a><text:a xlink:type="simple" xlink:href="http://techbeasts.com/2013/08/07/android-usb-drivers-for-windows-download-google-nexsus-samsung-htc-hauwei-motorola-lg-usb-drivers-adb-fastboot/"><text:span text:style-name="T3">com</text:span></text:a><text:a xlink:type="simple" xlink:href="http://techbeasts.com/2013/08/07/android-usb-drivers-for-windows-download-google-nexsus-samsung-htc-hauwei-motorola-lg-usb-drivers-adb-fastboot/"><text:span text:style-name="T3">/2013/08/07/</text:span></text:a><text:a xlink:type="simple" xlink:href="http://techbeasts.com/2013/08/07/android-usb-drivers-for-windows-download-google-nexsus-samsung-htc-hauwei-motorola-lg-usb-drivers-adb-fastboot/"><text:span text:style-name="T3">android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usb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drivers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for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windows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download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google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nexsus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samsung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htc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hauwei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motorola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lg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usb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drivers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adb</text:span></text:a><text:a xlink:type="simple" xlink:href="http://techbeasts.com/2013/08/07/android-usb-drivers-for-windows-download-google-nexsus-samsung-htc-hauwei-motorola-lg-usb-drivers-adb-fastboot/"><text:span text:style-name="T3">-</text:span></text:a><text:a xlink:type="simple" xlink:href="http://techbeasts.com/2013/08/07/android-usb-drivers-for-windows-download-google-nexsus-samsung-htc-hauwei-motorola-lg-usb-drivers-adb-fastboot/"><text:span text:style-name="T3">fastboot</text:span></text:a><text:a xlink:type="simple" xlink:href="http://techbeasts.com/2013/08/07/android-usb-drivers-for-windows-download-google-nexsus-samsung-htc-hauwei-motorola-lg-usb-drivers-adb-fastboot/"><text:span text:style-name="T3">/</text:span></text:a></text:p>
      <text:p text:style-name="P20">ou</text:p>
      <text:p text:style-name="P20"><text:a xlink:type="simple" xlink:href="http://developer.android.com/tools/extras/oem-usb.html#Drivers"><text:span text:style-name="T3">http</text:span></text:a><text:a xlink:type="simple" xlink:href="http://developer.android.com/tools/extras/oem-usb.html#Drivers"><text:span text:style-name="T3">://</text:span></text:a><text:a xlink:type="simple" xlink:href="http://developer.android.com/tools/extras/oem-usb.html#Drivers"><text:span text:style-name="T3">developer</text:span></text:a><text:a xlink:type="simple" xlink:href="http://developer.android.com/tools/extras/oem-usb.html#Drivers"><text:span text:style-name="T3">.</text:span></text:a><text:a xlink:type="simple" xlink:href="http://developer.android.com/tools/extras/oem-usb.html#Drivers"><text:span text:style-name="T3">android</text:span></text:a><text:a xlink:type="simple" xlink:href="http://developer.android.com/tools/extras/oem-usb.html#Drivers"><text:span text:style-name="T3">.</text:span></text:a><text:a xlink:type="simple" xlink:href="http://developer.android.com/tools/extras/oem-usb.html#Drivers"><text:span text:style-name="T3">com</text:span></text:a><text:a xlink:type="simple" xlink:href="http://developer.android.com/tools/extras/oem-usb.html#Drivers"><text:span text:style-name="T3">/</text:span></text:a><text:a xlink:type="simple" xlink:href="http://developer.android.com/tools/extras/oem-usb.html#Drivers"><text:span text:style-name="T3">tools</text:span></text:a><text:a xlink:type="simple" xlink:href="http://developer.android.com/tools/extras/oem-usb.html#Drivers"><text:span text:style-name="T3">/</text:span></text:a><text:a xlink:type="simple" xlink:href="http://developer.android.com/tools/extras/oem-usb.html#Drivers"><text:span text:style-name="T3">extras</text:span></text:a><text:a xlink:type="simple" xlink:href="http://developer.android.com/tools/extras/oem-usb.html#Drivers"><text:span text:style-name="T3">/</text:span></text:a><text:a xlink:type="simple" xlink:href="http://developer.android.com/tools/extras/oem-usb.html#Drivers"><text:span text:style-name="T3">oem</text:span></text:a><text:a xlink:type="simple" xlink:href="http://developer.android.com/tools/extras/oem-usb.html#Drivers"><text:span text:style-name="T3">-</text:span></text:a><text:a xlink:type="simple" xlink:href="http://developer.android.com/tools/extras/oem-usb.html#Drivers"><text:span text:style-name="T3">usb</text:span></text:a><text:a xlink:type="simple" xlink:href="http://developer.android.com/tools/extras/oem-usb.html#Drivers"><text:span text:style-name="T3">.</text:span></text:a><text:a xlink:type="simple" xlink:href="http://developer.android.com/tools/extras/oem-usb.html#Drivers"><text:span text:style-name="T3">html</text:span></text:a><text:a xlink:type="simple" xlink:href="http://developer.android.com/tools/extras/oem-usb.html#Drivers"><text:span text:style-name="T3">#</text:span></text:a><text:a xlink:type="simple" xlink:href="http://developer.android.com/tools/extras/oem-usb.html#Drivers"><text:span text:style-name="T3">Drivers</text:span></text:a></text:p>
      <text:p text:style-name="P20"/>
      <text:p text:style-name="P12"/>
      <text:p text:style-name="P12"/>
      <text:p text:style-name="P12"/>
      <text:p text:style-name="P12"/>
      <text:p text:style-name="P14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1.905cm"/>
      </text:list-level-style-bullet>
      <text:list-level-style-bullet text:level="2" text:style-name="List1Level1" text:bullet-char="○">
        <style:list-level-properties text:space-before="1.905cm" text:min-label-width="1.905cm"/>
      </text:list-level-style-bullet>
      <text:list-level-style-bullet text:level="3" text:style-name="List1Level2" text:bullet-char="■">
        <style:list-level-properties text:space-before="3.492cm" text:min-label-width="1.588cm"/>
      </text:list-level-style-bullet>
      <text:list-level-style-bullet text:level="4" text:style-name="List1Level3" text:bullet-char="●">
        <style:list-level-properties text:space-before="4.445cm" text:min-label-width="1.905cm"/>
      </text:list-level-style-bullet>
      <text:list-level-style-bullet text:level="5" text:style-name="List1Level4" text:bullet-char="○">
        <style:list-level-properties text:space-before="5.715cm" text:min-label-width="1.905cm"/>
      </text:list-level-style-bullet>
      <text:list-level-style-bullet text:level="6" text:style-name="List1Level5" text:bullet-char="■">
        <style:list-level-properties text:space-before="7.302cm" text:min-label-width="1.588cm"/>
      </text:list-level-style-bullet>
      <text:list-level-style-bullet text:level="7" text:style-name="List1Level6" text:bullet-char="●">
        <style:list-level-properties text:space-before="8.255cm" text:min-label-width="1.905cm"/>
      </text:list-level-style-bullet>
      <text:list-level-style-bullet text:level="8" text:style-name="List1Level7" text:bullet-char="○">
        <style:list-level-properties text:space-before="9.525cm" text:min-label-width="1.905cm"/>
      </text:list-level-style-bullet>
      <text:list-level-style-bullet text:level="9" text:style-name="List1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1.905cm"/>
      </text:list-level-style-number>
      <text:list-level-style-number text:level="2" text:style-name="List2Level1" style:num-suffix="." style:num-format="a">
        <style:list-level-properties text:space-before="1.905cm" text:min-label-width="1.905cm"/>
      </text:list-level-style-number>
      <text:list-level-style-number text:level="3" text:style-name="List2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2Level3" style:num-suffix="." style:num-format="1">
        <style:list-level-properties text:space-before="4.445cm" text:min-label-width="1.905cm"/>
      </text:list-level-style-number>
      <text:list-level-style-number text:level="5" text:style-name="List2Level4" style:num-suffix="." style:num-format="a">
        <style:list-level-properties text:space-before="5.715cm" text:min-label-width="1.905cm"/>
      </text:list-level-style-number>
      <text:list-level-style-number text:level="6" text:style-name="List2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2Level6" style:num-suffix="." style:num-format="1">
        <style:list-level-properties text:space-before="8.255cm" text:min-label-width="1.905cm"/>
      </text:list-level-style-number>
      <text:list-level-style-number text:level="8" text:style-name="List2Level7" style:num-suffix="." style:num-format="a">
        <style:list-level-properties text:space-before="9.525cm" text:min-label-width="1.905cm"/>
      </text:list-level-style-number>
      <text:list-level-style-number text:level="9" text:style-name="List2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4cm" fo:margin-bottom="2.54cm" fo:margin-left="1.011cm" fo:margin-right="0.5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meta:initial-creator/>
    <dc:creator>jean michel delettre</dc:creator>
    <meta:editing-cycles>2</meta:editing-cycles>
    <meta:document-statistic meta:table-count="1" meta:image-count="0" meta:object-count="0" meta:page-count="4" meta:paragraph-count="85" meta:word-count="554" meta:character-count="4699"/>
    <dc:date>2015-03-04T17:11:29.18</dc:date>
    <meta:editing-duration>PT00H00M52S</meta:editing-duration>
  </office:meta>
</office:document-meta>
</file>